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portJXPathBinding.doLoad( Widget frmModel , JXPathContext jxp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mportJXPathBinding.doSave( Widget frmModel , JXPathContext jxp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mportJXPathBinding.ImportJXPath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